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line-height="125%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.499cm" fo:line-height="12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NT SELECT ON mailserver.* TO 'mailuser'@'127.0.0.1' IDENTIFIED BY 'mailuserpass';</text:p>
      <text:p text:style-name="P1">FLUSH PRIVILEGES;</text:p>
      <text:p text:style-name="P1">CREATE TABLE `virtual_domains` ( <text:s/>`id` int(11) NOT NULL auto_increment, <text:s/>`name` varchar(50) NOT NULL, <text:s/>PRIMARY KEY (`id`)) ENGINE=InnoDB DEFAULT CHARSET=utf8;</text:p>
      <text:p text:style-name="P1">CREATE TABLE `virtual_users` ( <text:s/>`id` int(11) NOT NULL auto_increment, <text:s/>`domain_id` int(11) NOT NULL, <text:s/>`password` varchar(106) NOT NULL, <text:s/>`email` varchar(100) NOT NULL, <text:s/>PRIMARY KEY (`id`), <text:s/>UNIQUE KEY `email` (`email`), <text:s/>FOREIGN KEY (domain_id) REFERENCES virtual_domains(id) ON DELETE CASCADE) ENGINE=InnoDB DEFAULT CHARSET=utf8;</text:p>
      <text:p text:style-name="P1">CREATE TABLE `virtual_aliases` ( <text:s/>`id` int(11) NOT NULL auto_increment, <text:s/>`domain_id` int(11) NOT NULL, <text:s/>`source` varchar(100) NOT NULL, <text:s/>`destination` varchar(100) NOT NULL, <text:s/>PRIMARY KEY (`id`), <text:s/>FOREIGN KEY (domain_id) REFERENCES virtual_domains(id) ON DELETE CASCADE) ENGINE=InnoDB DEFAULT CHARSET=utf8;</text:p>
      <text:p text:style-name="P1">INSERT INTO `mailserver`.`virtual_domains` <text:s/>(`id` ,`name`)VALUES <text:s/>('1', 'cataloniavip.net'), <text:s/>('2', 'mail.cataloniavip.net'), <text:s/>('3', 'mail'), <text:s/>('4', 'localhost.cataloniavip.net');</text:p>
      <text:p text:style-name="P1">INSERT INTO `mailserver`.`virtual_users` <text:s/>(`id`, `domain_id`, `password` , `email`)VALUES <text:s/>('1', '1', ENCRYPT('administradorcataloniavip', CONCAT('$6$', SUBSTRING(SHA(RAND()), -16))), 'administrador@cataloniavip.net'), <text:s/>('2', '1', ENCRYPT('gemmacataloniavip', CONCAT('$6$', SUBSTRING(SHA(RAND()), -16))), 'gemma@cataloniavip.net');</text:p>
      <text:p text:style-name="P1">INSERT INTO `mailserver`.`virtual_aliases` <text:s/>(`id`, `domain_id`, `source`, `destination`)VALUES <text:s/>('1', '1', 'support@cataloniavip.net', 'administrador@cataloniavip.net');</text:p>
      <text:p text:style-name="P1">nano /etc/postfix/mysql-virtual-mailbox-domains.cf</text:p>
      <text:p text:style-name="P1">user = mailuser</text:p>
      <text:p text:style-name="P2">password = mailuserpass</text:p>
      <text:p text:style-name="P2">hosts = 127.0.0.1</text:p>
      <text:p text:style-name="P2">dbname = mailserver</text:p>
      <text:p text:style-name="P4">query = SELECT 1 FROM virtual_domains WHERE name='%s'</text:p>
      <text:p text:style-name="P1">nano /etc/postfix/mysql-virtual-mailbox-maps.cf</text:p>
      <text:p text:style-name="P1">user = mailuser</text:p>
      <text:p text:style-name="P2">password = mailuserpass</text:p>
      <text:p text:style-name="P2">hosts = 127.0.0.1</text:p>
      <text:p text:style-name="P2">dbname = mailserver</text:p>
      <text:p text:style-name="P4">query = SELECT 1 FROM virtual_users WHERE email='%s'</text:p>
      <text:p text:style-name="P1">nano /etc/postfix/mysql-virtual-alias-maps.cf</text:p>
      <text:p text:style-name="P1">user = mailuser</text:p>
      <text:p text:style-name="P2">password = mailuserpass</text:p>
      <text:p text:style-name="P2"><text:soft-page-break/>hosts = 127.0.0.1</text:p>
      <text:p text:style-name="P2">dbname = mailserver</text:p>
      <text:p text:style-name="P4">query = SELECT destination FROM virtual_aliases WHERE source='%s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8:09:17</meta:creation-date>
    <dc:date>2014-04-11T18:23:21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26" meta:word-count="216" meta:character-count="2107" meta:non-whitespace-character-count="1891"/>
  </office:meta>
</office:document-meta>
</file>